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fo:font-size="16pt" fo:font-weight="bold" officeooo:rsid="0006520c" officeooo:paragraph-rsid="0006520c"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c9211e" loext:opacity="100%" fo:font-size="16pt" fo:font-weight="bold" officeooo:rsid="0006520c" officeooo:paragraph-rsid="0006520c" style:font-size-asian="16pt" style:font-weight-asian="bold" style:font-size-complex="16pt" style:font-weight-complex="bold"/>
    </style:style>
    <style:style style:name="P3" style:family="paragraph" style:parent-style-name="Standard">
      <style:paragraph-properties fo:text-align="start" style:justify-single-word="false"/>
      <style:text-properties fo:color="#000000" loext:opacity="100%" fo:font-size="16pt" fo:font-weight="normal" officeooo:rsid="0006520c" officeooo:paragraph-rsid="0006520c" style:font-size-asian="16pt" style:font-weight-asian="normal" style:font-size-complex="16pt" style:font-weight-complex="normal"/>
    </style:style>
    <style:style style:name="T1" style:family="text">
      <style:text-properties fo:color="#ff0000"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AP STACK HEAP-DYNAMIC</text:p>
      <text:p text:style-name="P2"/>
      <text:p text:style-name="P2"/>
      <text:p text:style-name="P2"/>
      <text:p text:style-name="P3">Java dilinde bellek (memory), Java Virtual Machine (JVM) tarafından yönetilir. JVM, Java kodunu çalıştırmak için gerekli olan bellek alanını ayırır ve yönetir.Java dilinde bellek yapısı, statik (Method Area) ve dinamik (Heap ve Stack) olmak üzere iki farklı bölümden oluşur. Statik bellek bölümü, programın çalışması sırasında bir kez oluşturulur ve değiştirilemez. Dinamik bellek bölümü ise programın çalışması sırasında dinamik olarak oluşur ve yönetilir. Ayrıca, Java dilinde "Heap-Dynamic" olarak adlandırılan bir bellek yapısı da vardır. Bu yapıda, Heap bölümündeki nesnelerin bellekteki boyutları dinamik olarak değiştirilebilir.</text:p>
      <text:p text:style-name="P3"/>
      <text:p text:style-name="P3"><text:s text:c="3"/><text:span text:style-name="T1"><text:s/>Statik Bellek (Method Area):</text:span> Method Area, Java programının sınıflarını, methodlarını ve diğer statik verilerini saklar. Method Area, programın çalışması sırasında bir kez oluşturulur ve değiştirilemez.</text:p>
      <text:p text:style-name="P3"/>
      <text:p text:style-name="P3"><text:s text:c="4"/><text:span text:style-name="T1">Dinamik Bellek (Heap ve Stack):</text:span> Heap ve Stack bölümleri, programın çalışması sırasında dinamik olarak oluşan nesneleri ve verileri saklar. Heap bölümündeki nesnelerin bellekteki boyutları dinamik olarak değiştirilebilir. Stack bölümü ise geçici verileri ve method parametrelerini saklar.</text:p>
      <text:p text:style-name="P3"/>
      <text:p text:style-name="P3"><text:s text:c="3"/><text:span text:style-name="T1"><text:s/>Heap-Dynamic Bellek:</text:span> Heap-Dynamic bellek yapısı, Java dilinde kullanılan bir bellek yapısıdır. Bu yapıda, Heap bölümündeki nesnelerin bellekteki boyutları dinamik olarak değiştirilebilir. Böylece, programın çalışması sırasında bellek ihtiyacı değişebilir ve Heap bölümünün boyutu dinamik olarak ayarlanabilir.</text:p>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17:14:30.097459350</meta:creation-date>
    <dc:date>2022-12-15T17:16:44.125126852</dc:date>
    <meta:editing-duration>PT2M14S</meta:editing-duration>
    <meta:editing-cycles>1</meta:editing-cycles>
    <meta:document-statistic meta:table-count="0" meta:image-count="0" meta:object-count="0" meta:page-count="1" meta:paragraph-count="5" meta:word-count="182" meta:character-count="1467" meta:non-whitespace-character-count="1278"/>
    <meta:generator>LibreOffice/7.3.7.2$Linux_X86_64 LibreOffice_project/30$Build-2</meta:generator>
  </office:meta>
</office:document-meta>
</file>